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D4000000A5BEC94E21657F0B2B.png" manifest:media-type="image/png"/>
  <manifest:file-entry manifest:full-path="Pictures/10000000000000640000006494C7470F42CFEF36.png" manifest:media-type="image/png"/>
  <manifest:file-entry manifest:full-path="Pictures/10000000000000C5000000C51DF98AE76831BC4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top" draw:auto-grow-height="false" fo:min-height="10.05cm" fo:min-width="7.7cm"/>
    </style:style>
    <style:style style:name="gr2" style:family="graphic" style:parent-style-name="standard">
      <style:graphic-properties draw:fill-color="#dddddd" draw:textarea-horizontal-align="justify" draw:textarea-vertical-align="top" draw:auto-grow-height="false" fo:min-height="10.05cm" fo:min-width="8.9cm"/>
    </style:style>
    <style:style style:name="gr3" style:family="graphic" style:parent-style-name="standard">
      <style:graphic-properties draw:fill-color="#ffffff" draw:textarea-horizontal-align="justify" draw:textarea-vertical-align="top" draw:auto-grow-height="false" fo:min-height="4.95cm" fo:min-width="3cm"/>
    </style:style>
    <style:style style:name="gr4" style:family="graphic" style:parent-style-name="standard">
      <style:graphic-properties draw:textarea-horizontal-align="justify" draw:textarea-vertical-align="middle" draw:auto-grow-height="false" fo:min-height="1.438cm" fo:min-width="1.601cm"/>
    </style:style>
    <style:style style:name="gr5" style:family="graphic" style:parent-style-name="standard">
      <style:graphic-properties draw:fill-color="#ffffff" draw:textarea-horizontal-align="justify" draw:textarea-vertical-align="top" draw:auto-grow-height="false" fo:min-height="7.25cm" fo:min-width="3.4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start"/>
    </style:style>
    <style:style style:name="P2" style:family="paragraph">
      <loext:graphic-properties draw:fill-color="#dddddd"/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2cm" svg:height="10.3cm" svg:x="1.3cm" svg:y="1.3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4cm" svg:height="10.3cm" svg:x="10.3cm" svg:y="1.3cm">
          <text:p text:style-name="P1">Server</text:p>
          <draw:enhanced-geometry svg:viewBox="0 0 21600 21600" draw:type="rectangle" draw:enhanced-path="M 0 0 L 21600 0 21600 21600 0 21600 0 0 Z N"/>
        </draw:custom-shape>
        <draw:g xml:id="id2" draw:id="id2">
          <draw:custom-shape draw:style-name="gr3" draw:text-style-name="P3" draw:layer="layout" svg:width="3.5cm" svg:height="5.2cm" svg:x="15.9cm" svg:y="2.8cm">
            <text:p text:style-name="P1"><text:span text:style-name="T1">SQL SERVER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2.1cm" svg:height="2.7cm" svg:x="16.5cm" svg:y="4cm">
            <text:p text:style-name="P4"><text:span text:style-name="T1">Paperless</text:span></text:p>
            <text:p text:style-name="P4"><text:span text:style-name="T1">DB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5" draw:text-style-name="P3" draw:layer="layout" svg:width="3.9cm" svg:height="7.5cm" svg:x="10.9cm" svg:y="2.8cm">
          <text:p text:style-name="P1"><text:span text:style-name="T1">WEB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xml:id="id1" draw:id="id1" draw:layer="layout" svg:width="2.13cm" svg:height="1.658cm" svg:x="11.7cm" svg:y="4.042cm">
          <draw:image xlink:href="Pictures/10000000000000D4000000A5BEC94E21657F0B2B.png" xlink:type="simple" xlink:show="embed" xlink:actuate="onLoad"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<text:line-break/></text:span><text:span text:style-name="T1"/></text:p>
            <text:p text:style-name="P5"><text:span text:style-name="T1">Paperless.api</text:span></text:p>
          </draw:image>
        </draw:frame>
        <draw:frame draw:style-name="gr6" draw:text-style-name="P4" xml:id="id3" draw:id="id3" draw:layer="layout" svg:width="2.163cm" svg:height="2.163cm" svg:x="11.737cm" svg:y="7.137cm">
          <draw:image xlink:href="Pictures/10000000000000640000006494C7470F42CFEF36.png" xlink:type="simple" xlink:show="embed" xlink:actuate="onLoad"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>Paperless.ui</text:span></text:p>
          </draw:image>
        </draw:frame>
        <draw:connector draw:style-name="gr7" draw:text-style-name="P6" draw:layer="layout" draw:type="line" svg:x1="13.83cm" svg:y1="4.871cm" svg:x2="15.9cm" svg:y2="5.4cm" draw:start-shape="id1" draw:end-shape="id2" draw:end-glue-point="3" svg:d="M13830 4871l2070 529" svg:viewBox="0 0 2071 530">
          <text:p text:style-name="P5"><text:span text:style-name="T1"/></text:p>
          <text:p text:style-name="P5"><text:span text:style-name="T1"/></text:p>
          <text:p text:style-name="P5"><text:span text:style-name="T1">Dapper</text:span></text:p>
        </draw:connector>
        <draw:frame draw:style-name="gr6" draw:text-style-name="P4" xml:id="id4" draw:id="id4" draw:layer="layout" svg:width="2.132cm" svg:height="2.132cm" svg:x="3.5cm" svg:y="4.9cm">
          <draw:image xlink:href="Pictures/10000000000000C5000000C51DF98AE76831BC4F.png" xlink:type="simple" xlink:show="embed" xlink:actuate="onLoad"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Browser</text:span></text:p>
            <text:p text:style-name="P5"><text:span text:style-name="T1"/></text:p>
            <text:p text:style-name="P5"><text:span text:style-name="T1"/></text:p>
          </draw:image>
        </draw:frame>
        <draw:connector draw:style-name="gr8" draw:text-style-name="P6" draw:layer="layout" draw:type="line" svg:x1="11.737cm" svg:y1="8.218cm" svg:x2="5.632cm" svg:y2="5.966cm" draw:start-shape="id3" draw:start-glue-point="3" draw:end-shape="id4" svg:d="M11737 8218l-6105-2252" svg:viewBox="0 0 6106 2253">
          <text:p text:style-name="P5"><text:span text:style-name="T1"/></text:p>
          <text:p text:style-name="P5"><text:span text:style-name="T1"/></text:p>
          <text:p text:style-name="P5"><text:span text:style-name="T1"/></text:p>
          <text:p text:style-name="P5"><text:span text:style-name="T1"/></text:p>
          <text:p text:style-name="P5"><text:span text:style-name="T1">Serve resources</text:span></text:p>
        </draw:connector>
        <draw:connector draw:style-name="gr7" draw:text-style-name="P6" draw:layer="layout" draw:type="line" svg:x1="5.632cm" svg:y1="5.966cm" svg:x2="11.7cm" svg:y2="4.871cm" draw:start-shape="id4" draw:start-glue-point="1" draw:end-shape="id1" draw:end-glue-point="3" svg:d="M5632 5966l6068-1095" svg:viewBox="0 0 6069 1096">
          <text:p text:style-name="P5"><text:span text:style-name="T1"/></text:p>
          <text:p text:style-name="P5"><text:span text:style-name="T1"/></text:p>
          <text:p text:style-name="P5"><text:span text:style-name="T1">json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9T09:06:48.683000000</meta:creation-date>
    <dc:date>2018-08-09T09:39:22.948000000</dc:date>
    <meta:editing-duration>PT1M12S</meta:editing-duration>
    <meta:editing-cycles>2</meta:editing-cycles>
    <meta:generator>LibreOffice/5.3.5.2$Windows_x86 LibreOffice_project/50d9bf2b0a79cdb85a3814b592608037a682059d</meta:generator>
    <meta:document-statistic meta:object-count="12"/>
  </office:meta>
</office:document-meta>
</file>